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car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01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ivia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ndition_text</text:p>
          </table:table-cell>
          <table:table-cell table:style-name="ce1" office:value-type="string" calcext:value-type="string">
            <text:p>condition_code</text:p>
          </table:table-cell>
          <table:table-cell table:style-name="ce1" office:value-type="string" calcext:value-type="string">
            <text:p>effect_text</text:p>
          </table:table-cell>
          <table:table-cell table:style-name="ce1" office:value-type="string" calcext:value-type="string">
            <text:p>effect_code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event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"Kernenergie? Ja, bitte!"</text:p>
          </table:table-cell>
          <table:table-cell office:value-type="string" calcext:value-type="string">
            <text:p>Nach den Aufruhen der Fukushima Katastrophe bildete sich die "Kernenergie? Ja, bitte! "-Bewegung als Gegner der bekannteren "Atomkraft? Nein, danke!"-Bewegung. </text:p>
          </table:table-cell>
          <table:table-cell office:value-type="string" calcext:value-type="string">
            <text:p>http://www.faz.net/aktuell/politik/energiewende/atomkraft-ja-bitte-gruende-gegen-die-energiewende-13596102.html</text:p>
          </table:table-cell>
          <table:table-cell table:style-name="Default" table:number-columns-repeated="2"/>
          <table:table-cell office:value-type="string" calcext:value-type="string">
            <text:p>Ziehe 3 Karten. Wenn du jetzt mehr als 5 Handkarten hast: alle Gegenspieler ziehen 1 Karte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Verein deutscher Kohleimporteure</text:p>
          </table:table-cell>
          <table:table-cell office:value-type="string" calcext:value-type="string">
            <text:p>Der Verein deutscher Kohleimporteure vertritt die Interessen von 68 Mitgliedern aus verschiedenen Wirtschaftsbereichen. Weiterhin veröffentlicht er jährliche Berichte über den Kohlemarkt.</text:p>
          </table:table-cell>
          <table:table-cell office:value-type="string" calcext:value-type="string">
            <text:p>http://www.kohlenimporteure.de/ueber-uns.html</text:p>
          </table:table-cell>
          <table:table-cell table:style-name="Default" table:number-columns-repeated="2"/>
          <table:table-cell office:value-type="string" calcext:value-type="string">
            <text:p>Alle Gegenspieler werfen 1 Karte ab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Protect the Planet</text:p>
          </table:table-cell>
          <table:table-cell office:value-type="string" calcext:value-type="string">
            <text:p>Die Gruppierung "Protect the Planet" startete Anfang 2017 ihre Pro-Windkraft Kampagne. Sie wollen damit den Kommunen und Umweltschutzorganisation im Kampf um die Windkraft helfen.</text:p>
          </table:table-cell>
          <table:table-cell office:value-type="string" calcext:value-type="string">
            <text:p>http://www.protect-the-planet.de/kampagne-pro-windkraft/</text:p>
          </table:table-cell>
          <table:table-cell table:style-name="Default" table:number-columns-repeated="2"/>
          <table:table-cell office:value-type="string" calcext:value-type="string">
            <text:p>Schlechtes Wetter: zerstöre 1 Gebäude eines Gegenspielers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e Partei der Grünen spricht sich seit ihrer Gründung für erneuerbare Energien aus. So ist auch die Förderung der Solarenergie ein Teil ihres Wahlversprechens für 2017.</text:p>
          </table:table-cell>
          <table:table-cell office:value-type="string" calcext:value-type="string">
            <text:p>http://www.sfv.de/artikel/wahlversprechen_der_gruenen_fuer_2017.htm</text:p>
          </table:table-cell>
          <table:table-cell table:style-name="Default" table:number-columns-repeated="2"/>
          <table:table-cell office:value-type="string" calcext:value-type="string">
            <text:p>Du kannst diese Runde (für jede Karte einzeln) das Wetter bestimm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ernkraftwerk Isar</text:p>
          </table:table-cell>
          <table:table-cell office:value-type="string" calcext:value-type="string">
            <text:p>Das Kernkraftwerk Isar ist eines der leistungsfähigsten deutschen Kernkraftwerke und seit 1979 im kommerziellen Betrieb. Es soll voraussichtlich 2022 abgeschaltet werden.</text:p>
          </table:table-cell>
          <table:table-cell office:value-type="string" calcext:value-type="string">
            <text:p>https://de.wikipedia.org/wiki/Kernkraftwerk_Isar</text:p>
          </table:table-cell>
          <table:table-cell office:value-type="string" calcext:value-type="string">
            <text:p>Mische 3 Karten aus deinem Ablagestapel ins Deck.</text:p>
          </table:table-cell>
          <table:table-cell/>
          <table:table-cell office:value-type="string" calcext:value-type="string">
            <text:p>Du kannst Gebäudeeffekte 2 mal pro Runde aktivieren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raftwerk Neurath</text:p>
          </table:table-cell>
          <table:table-cell office:value-type="string" calcext:value-type="string">
            <text:p>Das Kraftwerk Neurath ist das zweitgrößte Braunkohlekraftwerk Europas und das leistungsfähigste Kraftwerk Deutschlands. Sein jährlicher CO2-Ausstoß beträgt etwa 32,1 Mio. Tonnen.</text:p>
          </table:table-cell>
          <table:table-cell office:value-type="string" calcext:value-type="string">
            <text:p>https://de.wikipedia.org/wiki/Kraftwerk_Neurath</text:p>
          </table:table-cell>
          <table:table-cell office:value-type="string" calcext:value-type="string">
            <text:p>Lege die obersten 3 Deckkarten auf den Ablagestapel.</text:p>
          </table:table-cell>
          <table:table-cell/>
          <table:table-cell office:value-type="string" calcext:value-type="string">
            <text:p>Wähle eins pro Zug: 1. Alle Gegenspieler werfen 2 Karten ab, oder 2. du ziehst 2 Karten, oder 3. mische 2 Karten vo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Windpark Stößen-Teuchern</text:p>
          </table:table-cell>
          <table:table-cell office:value-type="string" calcext:value-type="string">
            <text:p>Der Onshore-Windpark Stößen-Teuchern ist der leistungsfähigste Onshore-Winpark in Deutschland. Er wurde in mehreren Phasen ab 1996 errichtet.</text:p>
          </table:table-cell>
          <table:table-cell office:value-type="string" calcext:value-type="string">
            <text:p>https://de.wikipedia.org/wiki/Windpark_St%C3%B6%C3%9Fen-Teuchern</text:p>
          </table:table-cell>
          <table:table-cell office:value-type="string" calcext:value-type="string">
            <text:p>Lege die obersten 2 Deckkarten auf den Ablagestapel.</text:p>
          </table:table-cell>
          <table:table-cell/>
          <table:table-cell office:value-type="string" calcext:value-type="string">
            <text:p>Mische 5 Karten aus deinem Ablagestapel zurück ins Deck. Nimm dieses Gebäude auf die Hand zurü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Solarkomplex Senftenberg</text:p>
          </table:table-cell>
          <table:table-cell office:value-type="string" calcext:value-type="string">
            <text:p>Der Solarkomplex Senftenberg ist der größte deutsche Solarkomplex. Seine Herstellung war aufgrund von Kürzungen der Solar-Förderung erst ungewiss.</text:p>
          </table:table-cell>
          <table:table-cell office:value-type="string" calcext:value-type="string">
            <text:p>https://de.wikipedia.org/wiki/Solarkomplex_Senftenberg</text:p>
          </table:table-cell>
          <table:table-cell office:value-type="string" calcext:value-type="string">
            <text:p>Wirf 2 Karten ab.</text:p>
          </table:table-cell>
          <table:table-cell/>
          <table:table-cell office:value-type="string" calcext:value-type="string">
            <text:p>Dieser Effekt muss jede Runde aktiviert werden. Gutes Wetter: alle Gegenspieler werfen 2 Karten ab; schlechtes Wetter: du wirfst 2 Karten ab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Generation IV</text:p>
          </table:table-cell>
          <table:table-cell office:value-type="string" calcext:value-type="string">
            <text:p>Die vierte Generation an Kernkraftwerken beschreibt zukünftige Reaktortypen. Dazu gehören beispielsweise Flüssigsalzreaktoren oder Brutreaktoren.</text:p>
          </table:table-cell>
          <table:table-cell office:value-type="string" calcext:value-type="string">
            <text:p>https://www.gen-4.org/gif/jcms/c_59461/generation-iv-systems</text:p>
          </table:table-cell>
          <table:table-cell office:value-type="string" calcext:value-type="string">
            <text:p>1 Gebäude des Kernenergie-Decks wird gebaut.</text:p>
          </table:table-cell>
          <table:table-cell/>
          <table:table-cell office:value-type="string" calcext:value-type="string">
            <text:p>Wähle 2 Spieler, sie müssen 1 Karte abwerfen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Kohleförderung</text:p>
          </table:table-cell>
          <table:table-cell office:value-type="string" calcext:value-type="string">
            <text:p>Deutschland ist der weltweit größte Braunkohle Konsument und Förderer. Russland hat aufgrund der großen Fläche die meisten Braunkohlereserven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1 Ereigniskarte wird aktiviert.</text:p>
          </table:table-cell>
          <table:table-cell/>
          <table:table-cell office:value-type="string" calcext:value-type="string">
            <text:p>Annuliere die Ereignis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Dänemark an der Spitze</text:p>
          </table:table-cell>
          <table:table-cell office:value-type="string" calcext:value-type="string">
            <text:p>Dänemark ist das erste Land, dass 39% ihrer gesamten Energie aus der Windkraft gewonnen hat. Im darauffolgenden Jahr steigerten sie sich sogar auf 42%.</text:p>
          </table:table-cell>
          <table:table-cell office:value-type="string" calcext:value-type="string">
            <text:p>http://www.huffingtonpost.de/2016/01/19/land-weltrekord-windkraft_n_9016182.html</text:p>
          </table:table-cell>
          <table:table-cell office:value-type="string" calcext:value-type="string">
            <text:p>Der Münzwurf entscheidet gutes Wetter.</text:p>
          </table:table-cell>
          <table:table-cell/>
          <table:table-cell office:value-type="string" calcext:value-type="string">
            <text:p>Das Wetter ändert sich in schlechtes Wetter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Solar Grand Plan</text:p>
          </table:table-cell>
          <table:table-cell office:value-type="string" calcext:value-type="string">
            <text:p>Der "Solar Grand Plan" ist eine Zukunftsstudie zur Deckung des amerikanischen Strombedarfs durch Sonnenkraftwerke. In Europa gibt es vergleichbare Studien.</text:p>
          </table:table-cell>
          <table:table-cell office:value-type="string" calcext:value-type="string">
            <text:p>https://de.wikipedia.org/wiki/Solar_Grand_Plan</text:p>
          </table:table-cell>
          <table:table-cell office:value-type="string" calcext:value-type="string">
            <text:p>Der Münzwurf entscheidet schlechtes Wetter.</text:p>
          </table:table-cell>
          <table:table-cell/>
          <table:table-cell office:value-type="string" calcext:value-type="string">
            <text:p>Das Wetter ändert sich in gutes Wetter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EURATOM</text:p>
          </table:table-cell>
          <table:table-cell office:value-type="string" calcext:value-type="string">
            <text:p>EURATOM ist eine internationale Forschungseinrichtung mit dem Ziel Atomkraft sicherer und effizienter zu machen und so für eine sichere Energiequelle in der Zukunft zu sorgen.</text:p>
          </table:table-cell>
          <table:table-cell office:value-type="string" calcext:value-type="string">
            <text:p>https://ec.europa.eu/programmes/horizon2020/en/h2020-section/euratom</text:p>
          </table:table-cell>
          <table:table-cell table:style-name="Default" table:number-columns-repeated="2"/>
          <table:table-cell office:value-type="string" calcext:value-type="string">
            <text:p>Ziehe 2 Karten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Norwegen ist weltweit bekannt dafür ein Land mit Erdöl im Überfluss zu sein. Doch der sinkende Preis des Öls macht starke Probleme - die Arbeitslosenquote ist zwischen Anfang 2015 und Februar 2016 um 0.8% gestiegen.</text:p>
          </table:table-cell>
          <table:table-cell office:value-type="string" calcext:value-type="string">
            <text:p>http://www.n-tv.de/wirtschaft/Abschied-vom-Uberfluss-article17058486.html</text:p>
          </table:table-cell>
          <table:table-cell table:style-name="Default" table:number-columns-repeated="2"/>
          <table:table-cell office:value-type="string" calcext:value-type="string">
            <text:p>Alle Pläne werden vom Spielfeld auf den Ablagestapel geleg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Seewind</text:p>
          </table:table-cell>
          <table:table-cell office:value-type="string" calcext:value-type="string">
            <text:p>Der Norden Deutschlands kann durch den starken Seewind eine große Menge der benötigten Energie in Deutschland aufbringen.</text:p>
          </table:table-cell>
          <table:table-cell/>
          <table:table-cell table:style-name="Default" table:number-columns-repeated="2"/>
          <table:table-cell office:value-type="string" calcext:value-type="string">
            <text:p>Schlechtes Wetter: Wähle einen Spieler, er legt die obersten 4 Deckkarten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upport</text:p>
          </table:table-cell>
          <table:table-cell office:value-type="string" calcext:value-type="string">
            <text:p>Aktionäre zur Rettung</text:p>
          </table:table-cell>
          <table:table-cell office:value-type="string" calcext:value-type="string">
            <text:p>2013 war das Solarenergie-Unternehmen Solar-Word kurz vor der Pleite. Durch einen Plan, der den Aktienwert des Unternehmens verringert, konnte mit Unterstützung der Aktienhälter das Unternehmen gerettet werden.</text:p>
          </table:table-cell>
          <table:table-cell office:value-type="string" calcext:value-type="string">
            <text:p>http://www.wiwo.de/unternehmen/energie/aktionaere-nehmen-sanierungsplan-an-solarworld-gerettet-vorerst/8605834.html</text:p>
          </table:table-cell>
          <table:table-cell table:style-name="Default" table:number-columns-repeated="2"/>
          <table:table-cell office:value-type="string" calcext:value-type="string">
            <text:p>Schlechtes Wetter (diese und letzte Runde): alle Gegenspieler werfen 2 Handkarten ab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ist eines der leistungsfähigsten deutschen Kernkraftwerke und ist ein Druckwasserreaktor. Er verwendet 103t Kernbrennstoff.</text:p>
          </table:table-cell>
          <table:table-cell office:value-type="string" calcext:value-type="string">
            <text:p>https://de.wikipedia.org/wiki/Kernkraftwerk_Brokdorf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Das Gersteinwerk liegt in Nordrhein-Westfalen und ist nach Karl Gerstein benannt. Es ist ein kombiniertes Dampfkraftwerk und verwendet sowohl Steinkohle, als auch Erdgas.</text:p>
          </table:table-cell>
          <table:table-cell office:value-type="string" calcext:value-type="string">
            <text:p>https://de.wikipedia.org/wiki/Gersteinwerk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Windpark Alpha Ventus</text:p>
          </table:table-cell>
          <table:table-cell office:value-type="string" calcext:value-type="string">
            <text:p>Der erste deutsche off-shore-Windpark hat im März 2016 m insgesamt eine Gesamtleistung von 1,5 Terrawattstunden erzeugt.</text:p>
          </table:table-cell>
          <table:table-cell office:value-type="string" calcext:value-type="string">
            <text:p>https://www.alpha-ventus.de/ueberblick/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Solaranlage in Altai, Russland</text:p>
          </table:table-cell>
          <table:table-cell office:value-type="string" calcext:value-type="string">
            <text:p>In Russland spielte Solarenergie lange Zeit nur in der Weltraumforschung eine Rolle. Doch ab 2014 wird in schwierig zugänglichen Regionen, mit dem Pilotprojekt von Altai angeführt, Solarenergie gefördert.</text:p>
          </table:table-cell>
          <table:table-cell office:value-type="string" calcext:value-type="string">
            <text:p>http://de.rbth.com/wissen_und_technik/2014/09/28/russische_energiewende_solarstrom_aus_sibirien_31259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Kommission Lagerung hoch radioaktiver Abfallstoffe</text:p>
          </table:table-cell>
          <table:table-cell office:value-type="string" calcext:value-type="string">
            <text:p>Die Kommission Lagerung hoch radioaktiver Abfallstoffe beschloss 2016 die Suche nach einem Endlager für radioaktive Abfallstoffe. Dieses soll bis 2031 gefunden werden.</text:p>
          </table:table-cell>
          <table:table-cell office:value-type="string" calcext:value-type="string">
            <text:p>http://dip21.bundestag.de/dip21/btd/18/091/1809100.pdf</text:p>
          </table:table-cell>
          <table:table-cell office:value-type="string" calcext:value-type="string">
            <text:p>In der Runde nach spielen dieser Karte wird kein Gebäude gebaut.</text:p>
          </table:table-cell>
          <table:table-cell/>
          <table:table-cell office:value-type="string" calcext:value-type="string">
            <text:p>Wähle 1 Endlager aus deinem Deck oder deiner Hand und baue e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Bevölkerungswachstum der Welt</text:p>
          </table:table-cell>
          <table:table-cell office:value-type="string" calcext:value-type="string">
            <text:p>Fossile Energiequellen erhalten keine große Förderung mehr. Trotzdessen werden sie in Zukunft einen großen Anteil der Energieversorgung weltweit haben, auch gerade durch das große Bevölkerungswachstum. </text:p>
          </table:table-cell>
          <table:table-cell office:value-type="string" calcext:value-type="string">
            <text:p>https://www.heise.de/newsticker/meldung/Fossile-Energietraeger-bleiben-Eckpfeiler-der-globalen-Versorgung-2213775.html</text:p>
          </table:table-cell>
          <table:table-cell office:value-type="string" calcext:value-type="string">
            <text:p>Ein Gegenspieler baut 1 Gebäude.</text:p>
          </table:table-cell>
          <table:table-cell/>
          <table:table-cell office:value-type="string" calcext:value-type="string">
            <text:p>Wähle 1 Gebäude in deinem Ablagestapel und baue es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Blauwind II</text:p>
          </table:table-cell>
          <table:table-cell office:value-type="string" calcext:value-type="string">
            <text:p>Ein Shell-Konsortium namens Blauwind II hat 2016 die Ausschreibung für zwei Offshore-Windparks in den Niederlanden gewonnen. Die Niederlande plant insgesamt fünf Offshore Zonen, vier sind bereits an Unternehmen vergeben.</text:p>
          </table:table-cell>
          <table:table-cell office:value-type="string" calcext:value-type="string">
            <text:p>http://www.iwr.de/news.php?id=32728</text:p>
          </table:table-cell>
          <table:table-cell office:value-type="string" calcext:value-type="string">
            <text:p>1 Karte wird gespielt.</text:p>
          </table:table-cell>
          <table:table-cell/>
          <table:table-cell office:value-type="string" calcext:value-type="string">
            <text:p>Annuliere die Karte und lege sie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Nordafrika-Staaten</text:p>
          </table:table-cell>
          <table:table-cell office:value-type="string" calcext:value-type="string">
            <text:p>Staaten in Nordafrika, insbesondere die sogenannten Maghreb-Staaten, haben Pläne ihre Solarenergie-Gewinnung bis 2020 auf 3GW zu erhöhen. Aufgrund der idealen Umstände ist dies auch sehr realistisch.</text:p>
          </table:table-cell>
          <table:table-cell office:value-type="string" calcext:value-type="string">
            <text:p>http://www.photovoltaik.org/news/international/solarenergie-grosse-plaene-nordafrika-12325</text:p>
          </table:table-cell>
          <table:table-cell office:value-type="string" calcext:value-type="string">
            <text:p>Du musst mindestens 1 Karte abwerfen.</text:p>
          </table:table-cell>
          <table:table-cell/>
          <table:table-cell office:value-type="string" calcext:value-type="string">
            <text:p>Anstatt Karten abzuwerfen aktiviere diese Karte. Wenn das Wetter gut ist, kannst du sie statt auf den Ablagestapel zu legen erneut spiel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Endlager (Imaginär)</text:p>
          </table:table-cell>
          <table:table-cell office:value-type="string" calcext:value-type="string">
            <text:p>Es wurde bis heute kein geeignetes Atommüll-Endlager gefunden. Das liegt auch daran, dass es hohe Anforderungen an potentielle Endlager gibt, wie zum Beispiel die Strahlensicherheit für eine Million Jahre.</text:p>
          </table:table-cell>
          <table:table-cell office:value-type="string" calcext:value-type="string">
            <text:p>http://www.bmub.bund.de/themen/atomenergie-strahlenschutz/nukleare-sicherheit/sicherheit-endlager/sicherheitsanforderungen/</text:p>
          </table:table-cell>
          <table:table-cell office:value-type="string" calcext:value-type="string">
            <text:p>Kann nicht gebaut werden, außer durch den Effekt von "Kommission Lagerung hoch radioaktiver Abfallstoffe".</text:p>
          </table:table-cell>
          <table:table-cell/>
          <table:table-cell office:value-type="string" calcext:value-type="string">
            <text:p>Dieses Gebäude bleibt von den Effekten anderer Karten unberührt. Du kannst dein Deck und Ablagestapel tauschen. Mische dann dein Deck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Sea Troll</text:p>
          </table:table-cell>
          <table:table-cell office:value-type="string" calcext:value-type="string">
            <text:p>Sea Troll ist die größte Bohrinsel die Welt und ist im Einflussbereichs Norwegen in der Norwegen zu finden. Hier wird Erdgas aus dem Troll-Gasfeld gefördert, eine wichtige Einnahmequelle Norwegens.</text:p>
          </table:table-cell>
          <table:table-cell office:value-type="string" calcext:value-type="string">
            <text:p>https://de.wikipedia.org/wiki/Sea_Troll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irf 1 Karte ab. Mische eine Karte aus deine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Windpark Baltic 2</text:p>
          </table:table-cell>
          <table:table-cell office:value-type="string" calcext:value-type="string">
            <text:p>Der Windpark Baltic 2 ist der zweite Baltic Windpark in der Nordsee. Auf einer vier Mal größeren Fläche, im Vergleich zu Baltic 1, erzeugt er sechs Mal mehr Energie.</text:p>
          </table:table-cell>
          <table:table-cell office:value-type="string" calcext:value-type="string">
            <text:p>https://www.enbw.com/unternehmen/konzern/energieerzeugung/neubau-und-projekte/enbw-baltic-2/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enn diese Karte von deiner Hand abgeworfen wird: mische 5 Karten aus deine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Agua Caliente Solar Project</text:p>
          </table:table-cell>
          <table:table-cell office:value-type="string" calcext:value-type="string">
            <text:p>Bei Fertigstellung (2014) war der Photovoltaik-Solarpark der größte der Erde. Mittlerweile ist er mit einer Kapazität von maximal 290 MW nur noch Zehnter. 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Mische 2 Karten aus deinem Ablagestapel ins Deck.</text:p>
          </table:table-cell>
          <table:table-cell/>
          <table:table-cell office:value-type="string" calcext:value-type="string">
            <text:p>Muss jede Runde aktiviert werden. Gutes Wetter: Mische eine Karte aus dem Ablagestapel ins Deck. Schlechtes Wetter: Lege die oberste Karte deines Decks auf den Ablagestapel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Atomkraftwerk Kahl</text:p>
          </table:table-cell>
          <table:table-cell office:value-type="string" calcext:value-type="string">
            <text:p>Das Atomkraftwerk Kahl war das erste kommerzielle Kernkraftwerk Deutschlands. Es ging am 13.11.1960 in Betrieb und speiste 8 Monate später den ersten Strom ins öffentliche Stromnetz.</text:p>
          </table:table-cell>
          <table:table-cell office:value-type="string" calcext:value-type="string">
            <text:p>https://de.wikipedia.org/wiki/Kernkraftwerk_Kahl</text:p>
          </table:table-cell>
          <table:table-cell office:value-type="string" calcext:value-type="string">
            <text:p>Lege die oberste Deckkarte auf den Ablagestapel.</text:p>
          </table:table-cell>
          <table:table-cell/>
          <table:table-cell office:value-type="string" calcext:value-type="string">
            <text:p>Ziehe 2 Karten. Wirf 1 zufällige Karte ab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ohleförderungen in Deutschland</text:p>
          </table:table-cell>
          <table:table-cell office:value-type="string" calcext:value-type="string">
            <text:p>Deutschland ist führender Braunkohle-Förderer weltweit. Mit einer Fördermenge von 178,2T in 2014. Gefolgt wird Deutschland von China, Russland, USA und Polen (in absteigender Reihenfolge)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Ziehe 1 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Jeffrey's Bay Windpark</text:p>
          </table:table-cell>
          <table:table-cell office:value-type="string" calcext:value-type="string">
            <text:p>Jeffreys Bay an der Ostküste Südafrikas hat einen Rohstoff im Überfluss: Wind. Südafrika dagegen hat etwas zu wenig: Energie. Es soll ein Windpark entstehen, der mehr als 100.000 Haushalte versorgen soll.</text:p>
          </table:table-cell>
          <table:table-cell office:value-type="string" calcext:value-type="string">
            <text:p>http://www.faz.net/aktuell/wirtschaft/windenergie-in-suedafrika-afrikas-energiesektor-lockt-investoren-und-industrie-12927984.html</text:p>
          </table:table-cell>
          <table:table-cell office:value-type="string" calcext:value-type="string">
            <text:p>Wähle eine beliebige Anzahl an Gegenspielern, sie ziehen 1 Karte. Du ziehst für jeden gewählten Spieler 1 Karte.</text:p>
          </table:table-cell>
          <table:table-cell/>
          <table:table-cell office:value-type="string" calcext:value-type="string">
            <text:p>Jeder Spieler mischt 1 Karte vo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Größter Solarpark weltweit</text:p>
          </table:table-cell>
          <table:table-cell office:value-type="string" calcext:value-type="string">
            <text:p>Marokko hat einen der größten Solarparks der Welt eröffnet. Die 4 Photovoltaikanlagen strecken sich über 30km² aus und wird in Zukunft 1,2 Mio. Menschen versorgen.</text:p>
          </table:table-cell>
          <table:table-cell office:value-type="string" calcext:value-type="string">
            <text:p>https://www.welt.de/wirtschaft/article151866887/Hier-entsteht-der-groesste-Solarpark-der-Welt.html</text:p>
          </table:table-cell>
          <table:table-cell office:value-type="string" calcext:value-type="string">
            <text:p>Gutes Wetter.</text:p>
          </table:table-cell>
          <table:table-cell/>
          <table:table-cell office:value-type="string" calcext:value-type="string">
            <text:p>Gutes Wetter: ziehe 2 Kart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Anwälte</text:p>
          </table:table-cell>
          <table:table-cell office:value-type="string" calcext:value-type="string">
            <text:p>Die großen Energiekonzerne, die AKWs besitzen, wollen den Staat wegen des Atomausstieges auf Milliarden verklagen.</text:p>
          </table:table-cell>
          <table:table-cell/>
          <table:table-cell table:style-name="Default" table:number-columns-repeated="2"/>
          <table:table-cell office:value-type="string" calcext:value-type="string">
            <text:p>Ziehe 1 Karte und zeige sie den anderen Spielern. Ist es ein Gebäude, lege es auf den Ablagestapel. Ist es kein Gebäude, werfen alle Gegenspieler 1 Karte ab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upport</text:p>
          </table:table-cell>
          <table:table-cell office:value-type="string" calcext:value-type="string">
            <text:p>Druck, Wärme, Zeit</text:p>
          </table:table-cell>
          <table:table-cell office:value-type="string" calcext:value-type="string">
            <text:p>Erdgas und Erdöl entstanden vor etwa 70 Mio. Jahren Wassertieren und -pflanzen. Nach dem Absterben folgte die Sedimentation zusammen mit mineralischen Schwebstoffen. Druck, Wärme und Zeit trugen zur Entstehung bei. </text:p>
          </table:table-cell>
          <table:table-cell office:value-type="string" calcext:value-type="string">
            <text:p>http://www.umweltbundesamt.at/umweltschutz/energie/energietraeger/fossileenergie/</text:p>
          </table:table-cell>
          <table:table-cell table:style-name="Default" table:number-columns-repeated="2"/>
          <table:table-cell office:value-type="string" calcext:value-type="string">
            <text:p>Wähle einen Gegenspieler. Er wirft eine Karte ab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Das kleinste Windrad der Welt</text:p>
          </table:table-cell>
          <table:table-cell office:value-type="string" calcext:value-type="string">
            <text:p>Wissenschaftler der University of Texas haben ein Windrad erfunden, welches 10 mal auf ein Reiskorn passen könnte, mit einer maximalen Spannweite von 1,8mm.</text:p>
          </table:table-cell>
          <table:table-cell office:value-type="string" calcext:value-type="string">
            <text:p>http://www.daserste.de/information/wissen-kultur/wissen-vor-acht-zukunft/sendung-zukunft/kleine-kraftwerke100.html</text:p>
          </table:table-cell>
          <table:table-cell table:style-name="Default" table:number-columns-repeated="2"/>
          <table:table-cell office:value-type="string" calcext:value-type="string">
            <text:p>Alle Gegenspieler legen die oberste Deckkarte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Greenpeace setzt sich Weltweit für den Einsatz von Erneuerbaren Energien ein, um dem Klimawandel entgegenzuwirken, und so dem Schutz der Natur weiter zu verhelfen.</text:p>
          </table:table-cell>
          <table:table-cell office:value-type="string" calcext:value-type="string">
            <text:p>http://www.greenpeace.org</text:p>
          </table:table-cell>
          <table:table-cell table:style-name="Default" table:number-columns-repeated="2"/>
          <table:table-cell office:value-type="string" calcext:value-type="string">
            <text:p>Gutes Wetter: wähle 2 Gegenspieler. Sie werfen 1 Karte ab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Das Risiko der Kernenergie</text:p>
          </table:table-cell>
          <table:table-cell office:value-type="string" calcext:value-type="string">
            <text:p>Weltweit ereignen sich täglich Zwischenfälle in Atomreaktoren. Ein tragisches Beispiel dafür ist die Reaktorkatastrophe in Tschernobyl, die sich in einem Reaktortyp ereignete, der zuvor als besonders sicher galt.</text:p>
          </table:table-cell>
          <table:table-cell office:value-type="string" calcext:value-type="string">
            <text:p>https://www.greenpeace.de/themen/atomkraft/gefahren-der-atomkraft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Wenn dein Ablagestapel nicht leer ist: tausche deinen Ablagestapel und dein Deck. Lege dann diese Karte auf den Ablagestapel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Subvention</text:p>
          </table:table-cell>
          <table:table-cell office:value-type="string" calcext:value-type="string">
            <text:p>2011 wurden fossile Energien weltweit mit 523 Mrd. US$ direkt subventioniert, Erneuerbare Energien mit ca. 100 Mrd. US$. Subventionen für fossile Energien übersteigen die für erneuerbare Energien weit (Stand 2014).</text:p>
          </table:table-cell>
          <table:table-cell office:value-type="string" calcext:value-type="string">
            <text:p>https://de.wikipedia.org/wiki/Fossile_Energie#Kohl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Mische bis zu 3 Karten aus deinem Ablagestapel ins Deck. Lege dann diese Karte auf den Ablagestape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Rückenwind Bayern</text:p>
          </table:table-cell>
          <table:table-cell office:value-type="string" calcext:value-type="string">
            <text:p>www.rueckenwind-bayern.de ist eine online-Petition um Windkraft in Bayern zu fördern, um die Unabhängigkeit von Fossilen Energien und Kernenergie möglich zu machen.</text:p>
          </table:table-cell>
          <table:table-cell office:value-type="string" calcext:value-type="string">
            <text:p>http://www.rueckenwind-bayern.de/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Alle Spieler mischen die oberste und unterste Karte ihres Ablagestapels ins Deck. Lege dann diese Karte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Stiftung Solarenergie</text:p>
          </table:table-cell>
          <table:table-cell office:value-type="string" calcext:value-type="string">
            <text:p>stiftung-solarenergie.de ist eine internationale Stiftung, die die Förderung von Solarenergie in Entwicklungsländern stärkt. Ihr Ziel ist es Armut und Hunger durch Solarenergie zu bekämpfen.</text:p>
          </table:table-cell>
          <table:table-cell office:value-type="string" calcext:value-type="string">
            <text:p>http://stiftung-solarenergie.d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Gutes Wetter: mische 3 Karten deines Ablagestapels zurück ins Deck. Schlechtes Wetter: lege die obersten drei Karten deines Decks auf den Ablagestapel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Amerika gegen Atomausstieg</text:p>
          </table:table-cell>
          <table:table-cell office:value-type="string" calcext:value-type="string">
            <text:p>Eine Sache haben Hillary Clinton und Donald Trump gemeinsam, denn beide unterstützen die Nutzung von AKW's und sehen diese als notwendig für die Zukunft der Energieversorgung.</text:p>
          </table:table-cell>
          <table:table-cell office:value-type="string" calcext:value-type="string">
            <text:p>http://bizzenergytoday.com/clinton_und_trump_ausnahmsweise_einig_beide_unterstützen_atomenergie</text:p>
          </table:table-cell>
          <table:table-cell table:style-name="Default" table:number-columns-repeated="2"/>
          <table:table-cell office:value-type="string" calcext:value-type="string">
            <text:p>Schlechtes Wetter: wähle 2 Karten aus deinem Deck und nimm sie auf die Hand. Mische dein Deck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Pro-Lausitzer-Braunkohle</text:p>
          </table:table-cell>
          <table:table-cell office:value-type="string" calcext:value-type="string">
            <text:p>Ist ein Verein im Süd-Osten Brandenburgs, der sich für das Lausitzer Braunkohlerevier einsetzt.</text:p>
          </table:table-cell>
          <table:table-cell office:value-type="string" calcext:value-type="string">
            <text:p>pro-lausitz.de</text:p>
          </table:table-cell>
          <table:table-cell table:style-name="Default" table:number-columns-repeated="2"/>
          <table:table-cell office:value-type="string" calcext:value-type="string">
            <text:p>Wähle 1 Karte aus deinem Deck und nimm sie auf die Hand. Mische dein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WWF setzte sich in einem Statement 2015 eindeutig für die Windenergie ein. Laut Ihnen muss aber auch die Landschaftsgestaltung mit einbezogen werden.</text:p>
          </table:table-cell>
          <table:table-cell office:value-type="string" calcext:value-type="string">
            <text:p>wwf.de</text:p>
          </table:table-cell>
          <table:table-cell table:style-name="Default" table:number-columns-repeated="2"/>
          <table:table-cell office:value-type="string" calcext:value-type="string">
            <text:p>Alle Gegenspieler wählen 1 Karte aus ihrem Deck, du wählst 2. Die Karten werden auf die Hand genommen. Alle Spieler mischen ihr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upport</text:p>
          </table:table-cell>
          <table:table-cell office:value-type="string" calcext:value-type="string">
            <text:p>Solarenergie auf der ISS</text:p>
          </table:table-cell>
          <table:table-cell office:value-type="string" calcext:value-type="string">
            <text:p>2007 wurden 16400 neue Solaranlagen auf der ISS installiert, um die Energieversorgung geplanter Forschungsstationen zu gewährleisten, so unter anderem auch das Columbus-Projekt.</text:p>
          </table:table-cell>
          <table:table-cell office:value-type="string" calcext:value-type="string">
            <text:p>http://www.solarserver.de/solar-magazin/nachrichten/archiv-2007/16400-neue-solarzellen-fuer-die-internationale-raumstation-iss.html</text:p>
          </table:table-cell>
          <table:table-cell table:style-name="Default" table:number-columns-repeated="2"/>
          <table:table-cell office:value-type="string" calcext:value-type="string">
            <text:p>Gutes Wetter: wähle 2 Karten aus deinem Deck und nimm sie auf die Hand. Mische dein Deck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Kernkraftwerk Kashiwazaki-Kariwa</text:p>
          </table:table-cell>
          <table:table-cell office:value-type="string" calcext:value-type="string">
            <text:p>Es ist mit einer Gesamtleistung von 8.212 MW brutto das leistungsstärkste Kernkraftwerk weltweit und umfasst 4.2km² der Küste des japanischen Meeres.</text:p>
          </table:table-cell>
          <table:table-cell office:value-type="string" calcext:value-type="string">
            <text:p>https://de.wikipedia.org/wiki/Kernkraftwerk_Kashiwazaki-Kariwa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Heizkraftwerk Altbach/Deizisau</text:p>
          </table:table-cell>
          <table:table-cell office:value-type="string" calcext:value-type="string">
            <text:p>Das erste Kohlekraftwerk in Altbach wurde bereits 1899 erbaut. Nach mehreren Abrissen und Neubauten wurde ab 1970 die heutige Version gebaut.</text:p>
          </table:table-cell>
          <table:table-cell office:value-type="string" calcext:value-type="string">
            <text:p>https://de.wikipedia.org/wiki/Heizkraftwerk_Altbach/Deizisau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Offshore-Windpark Nördlicher Grund</text:p>
          </table:table-cell>
          <table:table-cell office:value-type="string" calcext:value-type="string">
            <text:p>Der geplante Offshore-Windpark Nördlicher Grund liegt in der Nordsee in der Nähe der Insel Sylt. Er soll eine Fläche von 55km^2 umfassen.</text:p>
          </table:table-cell>
          <table:table-cell office:value-type="string" calcext:value-type="string">
            <text:p>de.wikipedia.org/wiki/Offshore-Windpark_Nördlicher_Grund/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Solarpark Cestas</text:p>
          </table:table-cell>
          <table:table-cell office:value-type="string" calcext:value-type="string">
            <text:p>Der Solarpark nahe der Gemeinde Cestas bei Bordeaux schafft bis zu 300 Megawatt Leistung. Die Ost-West-Ausrichtung der Anlage erlaubt einen dreimal höheren Ertrag laut Betreiber.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Rosatom</text:p>
          </table:table-cell>
          <table:table-cell office:value-type="string" calcext:value-type="string">
            <text:p>Rosatom ist ein russische Staatskonzern, der Atomkraftwerke betreibt. Seit der Fukushima-Katastrophe haben sich seine Aufträge verdreifacht.</text:p>
          </table:table-cell>
          <table:table-cell office:value-type="string" calcext:value-type="string">
            <text:p>www.euractiv.de/section/energie-und-umwelt/news/atomlobby-beschwort-in-moskau-renaissance-der-kernkraft/</text:p>
          </table:table-cell>
          <table:table-cell table:style-name="Default" table:number-columns-repeated="2"/>
          <table:table-cell office:value-type="string" calcext:value-type="string">
            <text:p>Für 2 Runden: Du darfst vom Ablagestapel statt vom Deck ziehen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Industrialisierung</text:p>
          </table:table-cell>
          <table:table-cell office:value-type="string" calcext:value-type="string">
            <text:p>Im Zuge der Industrialisierung gewann die Energiebereitstellung über fossile Brennstoffe als Energieträger an Bedeutung. Vor allem die Industrieländer haben auf die neu entdeckten Brennstoffe zurückgegriffen.</text:p>
          </table:table-cell>
          <table:table-cell office:value-type="string" calcext:value-type="string">
            <text:p>http://www.energybridges.eu/_fossil.html</text:p>
          </table:table-cell>
          <table:table-cell table:style-name="Default" table:number-columns-repeated="2"/>
          <table:table-cell office:value-type="string" calcext:value-type="string">
            <text:p>Für 2 Runden: Du darfst statt abzuwerfen eine Karte vom Deck auf den Ablagestapel legen und statt eine Karte vom Deck auf den Ablagestapel zu legen eine Karte abwerfen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IWR Windenergie</text:p>
          </table:table-cell>
          <table:table-cell office:value-type="string" calcext:value-type="string">
            <text:p>Die IWR Windenergie stellt Windenergieanlagen her. Weiterhin veröffentlich sie regelmäßig Argumente für die Nutzung der Windenergie auf ihrer Webseite.</text:p>
          </table:table-cell>
          <table:table-cell office:value-type="string" calcext:value-type="string">
            <text:p>iwr.de</text:p>
          </table:table-cell>
          <table:table-cell table:style-name="Default" table:number-columns-repeated="2"/>
          <table:table-cell office:value-type="string" calcext:value-type="string">
            <text:p>Für 2 Runden: Lege deine abgeworfenen Karten unter dein Deck statt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The People's Solar</text:p>
          </table:table-cell>
          <table:table-cell office:value-type="string" calcext:value-type="string">
            <text:p>thepeoplessolar.com ist eine Crowdfunding Plattform, auf der Solarenergieprojekte unterstützt werden können.</text:p>
          </table:table-cell>
          <table:table-cell office:value-type="string" calcext:value-type="string">
            <text:p>https://www.thepeoplessolar.com/</text:p>
          </table:table-cell>
          <table:table-cell table:style-name="Default" table:number-columns-repeated="2"/>
          <table:table-cell office:value-type="string" calcext:value-type="string">
            <text:p>Für 2 Runden: Es ist gutes Wetter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n</text:p>
          </table:table-cell>
          <table:table-cell office:value-type="string" calcext:value-type="string">
            <text:p>Wettbewerbsvorteil</text:p>
          </table:table-cell>
          <table:table-cell office:value-type="string" calcext:value-type="string">
            <text:p>Konzerne verschaffen sich regelmäßig Wettbewerbsvorteile, indem sie gegebene Umstände zu ihren Gunsten ausnutzen.</text:p>
          </table:table-cell>
          <table:table-cell/>
          <table:table-cell office:value-type="string" calcext:value-type="string">
            <text:p>Ein Gegenspieler wirft 1 oder mehr Karten ab.</text:p>
          </table:table-cell>
          <table:table-cell/>
          <table:table-cell office:value-type="string" calcext:value-type="string">
            <text:p>Lege dieselbe Anzahl Karten von seinem Deck auf den Ablagestapel.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vent</text:p>
          </table:table-cell>
          <table:table-cell office:value-type="string" calcext:value-type="string">
            <text:p>Orkan</text:p>
          </table:table-cell>
          <table:table-cell office:value-type="string" calcext:value-type="string">
            <text:p>Orkane sind starke Windstürme in Europa und treten vor allem im Januar auf. Sie sind der weltweit zweitgrößte Grund für Versicherungsverluste, nach den amerikanischen Hurricanes.</text:p>
          </table:table-cell>
          <table:table-cell office:value-type="string" calcext:value-type="string">
            <text:p>https://en.wikipedia.org/wiki/European_windstorm</text:p>
          </table:table-cell>
          <table:table-cell table:style-name="Default" table:number-columns-repeated="2"/>
          <table:table-cell office:value-type="string" calcext:value-type="string">
            <text:p>Für 3 Runden: schlechtes Wetter. Dies ist unveränderlich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Weltweiter Atomausstieg</text:p>
          </table:table-cell>
          <table:table-cell office:value-type="string" calcext:value-type="string">
            <text:p>Weltweit gibt es etwa 450 Kernkraftwerke und viele von ihnen erreichen langsam ihre ursprünglich geplante Lebenszeit. Trotzdem ist ein weltweiter Atomausstieg durch den steigenden Energiebedarf derzeit undenkbar.</text:p>
          </table:table-cell>
          <table:table-cell office:value-type="string" calcext:value-type="string">
            <text:p>http://www.swr.de/swr2/wissen/weltweit-neue-atomkraftwerke/-/id=661224/did=16793158/nid=661224/13p46mz/</text:p>
          </table:table-cell>
          <table:table-cell table:style-name="Default" table:number-columns-repeated="2"/>
          <table:table-cell office:value-type="string" calcext:value-type="string">
            <text:p>Alle Kernkraftwerke werden vom Spielfeld auf den Ablagestapel geleg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event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mp will in den Irak einfallen um günstige fossile Brennstoffe zu sichern.</text:p>
          </table:table-cell>
          <table:table-cell/>
          <table:table-cell table:style-name="Default" table:number-columns-repeated="2"/>
          <table:table-cell office:value-type="string" calcext:value-type="string">
            <text:p>Für 3 Runden: Der Spieler mit Fossilem-Energie-Deck zieht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vent</text:p>
          </table:table-cell>
          <table:table-cell office:value-type="string" calcext:value-type="string">
            <text:p>Stagnation</text:p>
          </table:table-cell>
          <table:table-cell office:value-type="string" calcext:value-type="string">
            <text:p>Die Stagnation ist ein Zustand der Wirtschaft, in der die wirtschaftliche Entwicklung stillsteht. Bei einer länger andauernden Stagnation spricht man von einer Stagnationskrise.</text:p>
          </table:table-cell>
          <table:table-cell office:value-type="string" calcext:value-type="string">
            <text:p>https://de.wikipedia.org/wiki/Stagnation_(Wirtschaft)</text:p>
          </table:table-cell>
          <table:table-cell table:style-name="Default" table:number-columns-repeated="2"/>
          <table:table-cell office:value-type="string" calcext:value-type="string">
            <text:p>Für 2 Runden: Es kann nur eine Handkarte pro Zug aktiviert werd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Atomausstieg</text:p>
          </table:table-cell>
          <table:table-cell office:value-type="string" calcext:value-type="string">
            <text:p>Die deutsche Regierung setzte sich 2011 nach der Katastrophe in Fukushima das Ziel des deutschen Atomausstiegs.</text:p>
          </table:table-cell>
          <table:table-cell office:value-type="string" calcext:value-type="string">
            <text:p>https://www.bundesregierung.de/Webs/Breg/DE/Themen/Energiewende/Fragen-Antworten/8_Kernkraft/_node.html</text:p>
          </table:table-cell>
          <table:table-cell table:style-name="Default" table:number-columns-repeated="2"/>
          <table:table-cell office:value-type="string" calcext:value-type="string">
            <text:p>Der Spieler des Kernenergie-Decks legt 6 Karten sein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Staatliche Förderung</text:p>
          </table:table-cell>
          <table:table-cell office:value-type="string" calcext:value-type="string">
            <text:p>Die staatliche Förderung von erneuerbaren Energien wird nicht vom Staat, sondern durch die so genannte EEG-Umlage finanziert. 2016 betrug sie 6,35€ pro kWh.</text:p>
          </table:table-cell>
          <table:table-cell office:value-type="string" calcext:value-type="string">
            <text:p>http://www.iwr-institut.de/de/presse/presseinfos-energiewende/erneuerbare-energien-werden-subventioniert-staat-zahlt-keinen-cent</text:p>
          </table:table-cell>
          <table:table-cell table:style-name="Default" table:number-columns-repeated="2"/>
          <table:table-cell office:value-type="string" calcext:value-type="string">
            <text:p>Die Spieler der Windenergie- und Solarenergie-Decks ziehen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Viele Teile von Offshore-Windparks und Kernkraftwerken können nach dem Gebrauch nicht wiederverwertet weden. Das Recycling von Solaranlagen ist jedoch teilweise möglich und wird, für eine bessere Ökobilanz, weiter ausgebaut.</text:p>
          </table:table-cell>
          <table:table-cell office:value-type="string" calcext:value-type="string">
            <text:p>http://www.focus.de/wissen/technik/erfindungen/erneuerbare-energien-was-passiert-mit-toten-solarzellen_aid_562544.html</text:p>
          </table:table-cell>
          <table:table-cell table:style-name="Default" table:number-columns-repeated="2"/>
          <table:table-cell office:value-type="string" calcext:value-type="string">
            <text:p>Alle Spieler mischen 7 Karten vom Ablagestapel ins Deck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event</text:p>
          </table:table-cell>
          <table:table-cell office:value-type="string" calcext:value-type="string">
            <text:p>Energieüberschuss</text:p>
          </table:table-cell>
          <table:table-cell office:value-type="string" calcext:value-type="string">
            <text:p>Wenn zu viel Energie im Stromnetz ist, werden Abnehmer bezahlt um den Strom zu verbrauchen. So wird ein stabiles Netz gesichert.</text:p>
          </table:table-cell>
          <table:table-cell/>
          <table:table-cell table:style-name="Default" table:number-columns-repeated="2"/>
          <table:table-cell office:value-type="string" calcext:value-type="string">
            <text:p>Alle Spieler legen die obersten 4 Karten d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event</text:p>
          </table:table-cell>
          <table:table-cell office:value-type="string" calcext:value-type="string">
            <text:p>Kommunismus</text:p>
          </table:table-cell>
          <table:table-cell office:value-type="string" calcext:value-type="string">
            <text:p>In einem idealen kommunistischen System gibt es Gleichheit für alle.</text:p>
          </table:table-cell>
          <table:table-cell/>
          <table:table-cell table:style-name="Default" table:number-columns-repeated="2"/>
          <table:table-cell office:value-type="string" calcext:value-type="string">
            <text:p>Alle Spieler mischen ihre Handkarten ins Deck und ziehen dann 4 Kart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event</text:p>
          </table:table-cell>
          <table:table-cell office:value-type="string" calcext:value-type="string">
            <text:p>Zeitdilatation</text:p>
          </table:table-cell>
          <table:table-cell office:value-type="string" calcext:value-type="string">
            <text:p>Das Spielfeld bewegt sich kurzzeitig mit Lichtgeschwindigkeit. Da für es keine Zeit vergeht, kann auch nichts passieren.</text:p>
          </table:table-cell>
          <table:table-cell/>
          <table:table-cell table:style-name="Default" table:number-columns-repeated="2"/>
          <table:table-cell office:value-type="string" calcext:value-type="string">
            <text:p>Nichts passier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2:05:58.1312295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2:10:07.805072438</dc:date>
    <meta:editing-duration>PT6M10S</meta:editing-duration>
    <meta:editing-cycles>3</meta:editing-cycles>
    <meta:generator>LibreOffice/5.1.6.2$Linux_X86_64 LibreOffice_project/10m0$Build-2</meta:generator>
    <meta:document-statistic meta:table-count="1" meta:cell-count="665" meta:object-count="0"/>
  </office:meta>
</office:document-meta>
</file>